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108.85pt"/>
    </style:style>
    <style:style style:name="co3" style:family="table-column">
      <style:table-column-properties fo:break-before="auto" style:column-width="113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>
            <text:p>LT5560-Boa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10/90</text:p>
          </table:table-cell>
          <table:table-cell office:value-type="string" calcext:value-type="string">
            <text:p>1X10/90</text:p>
          </table:table-cell>
          <table:table-cell office:value-type="string" calcext:value-type="string">
            <text:p>JP1</text:p>
          </table:table-cell>
          <table:table-cell table:style-name="ce2" office:value-type="string" calcext:value-type="string">
            <text:p><text:a xlink:href="https://www.mouser.de/ProductDetail/Wurth-Elektronik/61304011021?qs=sGAEpiMZZMs%252BGHln7q6pm%2FFhW%252BtWvhAgFJ4hd68GjFObKGXxJD10lA%3D%3D" xlink:type="simple">61304011021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4, C5, C8, C9, C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, R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6, C17</text:p>
          </table:table-cell>
          <table:table-cell table:style-name="ce2" office:value-type="string" calcext:value-type="string">
            <text:p><text:a xlink:href="https://www.mouser.de/ProductDetail/Taiyo-Yuden/EMK316BJ106MD-T?qs=sGAEpiMZZMs0AnBnWHyRQPSjYu%2Fkbgu820VJwTs%2FCaPliiY%2FH7OUqA%3D%3D" xlink:type="simple">EMK316BJ106MD-T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1, L3</text:p>
          </table:table-cell>
          <table:table-cell table:style-name="ce2" office:value-type="string" calcext:value-type="string">
            <text:p><text:a xlink:href="https://www.mouser.de/ProductDetail/Murata-Electronics/LQW18ASR12J00D?qs=sGAEpiMZZMsg%252By3WlYCkUwu1%252BwOHtSke55JLcaa5LmY%3D" xlink:type="simple">LQW18ASR12J00D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6, C7, C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6, R7, R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9, R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3, R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3, C14, C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5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2</text:p>
          </table:table-cell>
          <table:table-cell table:style-name="ce2" office:value-type="string" calcext:value-type="string">
            <text:p><text:a xlink:href="https://www.mouser.de/ProductDetail/Murata-Electronics/LQW18CNR65J00D?qs=sGAEpiMZZMsg%252By3WlYCkU9NqJuTy7Q1PeIh3x54n0Rw%3D" xlink:type="simple">LQW18CNR65J00D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</text:p>
          </table:table-cell>
          <table:table-cell table:style-name="ce2" office:value-type="string" calcext:value-type="string">
            <text:p><text:a xlink:href="https://www.mouser.de/ProductDetail/KEMET/C0603C820J5GAC?qs=sGAEpiMZZMs0AnBnWHyRQAOlcDrFW2iEvCjGM3GVib0%3D" xlink:type="simple">C0603C820J5GAC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 Q2</text:p>
          </table:table-cell>
          <table:table-cell table:style-name="ce2" office:value-type="string" calcext:value-type="string">
            <text:p><text:a xlink:href="https://www.mouser.de/ProductDetail/ON-Semiconductor/BSS123LT1G?qs=sGAEpiMZZMshyDBzk1%2FWizSW%252BwlCH%2FhMYWCTWBfWgg8%3D" xlink:type="simple">BSS123LT1G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0, C11, C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3, R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1, LED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IC1</text:p>
          </table:table-cell>
          <table:table-cell table:style-name="ce2" office:value-type="string" calcext:value-type="string">
            <text:p><text:a xlink:href="https://www.mouser.de/ProductDetail/Analog-Devices-Linear-Technology/LT5560EDDPBF?qs=sGAEpiMZZMvi6wO7nhr1L8QZAAlCgQ0X7wvs6DCMwrE%3D" xlink:type="simple">LT5560EDD#PBF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6362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IC2</text:p>
          </table:table-cell>
          <table:table-cell table:style-name="ce2" office:value-type="string" calcext:value-type="string">
            <text:p><text:a xlink:href="https://www.mouser.de/ProductDetail/Analog-Devices-Linear-Technology/LTC6362IDDPBF?qs=sGAEpiMZZMvi6wO7nhr1L%252B73ZO%252B6dnd8dYsd%252BcZlUB4%3D" xlink:type="simple">LTC6362IDD#PBF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REG-TS1117CW-5V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3</text:p>
          </table:table-cell>
          <table:table-cell table:style-name="ce2" office:value-type="string" calcext:value-type="string">
            <text:p><text:a xlink:href="https://www.mouser.de/ProductDetail/STMicroelectronics/LD1117S50TR?qs=sGAEpiMZZMsGz1a6aV8DcJLk%2FpJICLlmcHXMqEVmCHw%3D" xlink:type="simple">LD1117S50TR</text:a></text:p>
          </table:table-cell>
        </table:table-row>
        <table:table-row table:style-name="ro1">
          <table:table-cell table:style-name="ce1" office:value-type="string" calcext:value-type="string">
            <text:p>MAX2871-Boa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10/90</text:p>
          </table:table-cell>
          <table:table-cell office:value-type="string" calcext:value-type="string">
            <text:p>1X10/90</text:p>
          </table:table-cell>
          <table:table-cell office:value-type="string" calcext:value-type="string">
            <text:p>JP1</text:p>
          </table:table-cell>
          <table:table-cell table:style-name="ce2" office:value-type="string" calcext:value-type="string">
            <text:p><text:a xlink:href="https://www.mouser.de/ProductDetail/Wurth-Elektronik/61304011021?qs=sGAEpiMZZMs%252BGHln7q6pm%2FFhW%252BtWvhAgFJ4hd68GjFObKGXxJD10lA%3D%3D" xlink:type="simple">61304011021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7, C14, C15, C18, C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, C20, C21, C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2, C13</text:p>
          </table:table-cell>
          <table:table-cell table:style-name="ce2" office:value-type="string" calcext:value-type="string">
            <text:p><text:a xlink:href="https://www.mouser.de/ProductDetail/Taiyo-Yuden/EMK316BJ106MD-T?qs=sGAEpiMZZMs0AnBnWHyRQPSjYu%2Fkbgu820VJwTs%2FCaPliiY%2FH7OUqA%3D%3D" xlink:type="simple">EMK316BJ106MD-T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3, C8, C9, C10, C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9, R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6, R7, R8, R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IC1</text:p>
          </table:table-cell>
          <table:table-cell table:style-name="ce2" office:value-type="string" calcext:value-type="string">
            <text:p><text:a xlink:href="https://www.mouser.de/ProductDetail/Diodes-Incorporated/AP2114H-33TRG1?qs=sGAEpiMZZMsGz1a6aV8DcGbRBi2StxQPb%252BT%2FaM8fbWY%3D" xlink:type="simple">AP2114H-3.3TRG1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1, L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1, LED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IC2</text:p>
          </table:table-cell>
          <table:table-cell table:style-name="ce2" office:value-type="string" calcext:value-type="string">
            <text:p><text:a xlink:href="https://www.mouser.de/ProductDetail/Maxim-Integrated/MAX2871ETJ%2B?qs=sGAEpiMZZMuoocfCme37cs5CI%2FtlHg42p798I1vjzyY%3D" xlink:type="simple">MAX2871ETJ+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IC4, IC5</text:p>
          </table:table-cell>
          <table:table-cell table:style-name="ce2" office:value-type="string" calcext:value-type="string">
            <text:p><text:a xlink:href="https://www.mouser.de/ProductDetail/ON-Semiconductor/NCP702SN33T1G?qs=sGAEpiMZZMvrYgwxMvI%2FG%2FOkQPXxkto%2F" xlink:type="simple">NCP702SN33T1G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1, X2, X3, X4, X5</text:p>
          </table:table-cell>
          <table:table-cell/>
        </table:table-row>
        <table:table-row table:style-name="ro1">
          <table:table-cell table:style-name="ce1" office:value-type="string" calcext:value-type="string">
            <text:p>LTC5510-Boa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6/90</text:p>
          </table:table-cell>
          <table:table-cell office:value-type="string" calcext:value-type="string">
            <text:p>1X06/90</text:p>
          </table:table-cell>
          <table:table-cell office:value-type="string" calcext:value-type="string">
            <text:p>JP1</text:p>
          </table:table-cell>
          <table:table-cell table:style-name="ce2" office:value-type="string" calcext:value-type="string">
            <text:p><text:a xlink:href="https://www.mouser.de/ProductDetail/Wurth-Elektronik/61304011021?qs=sGAEpiMZZMs%252BGHln7q6pm%2FFhW%252BtWvhAgFJ4hd68GjFObKGXxJD10lA%3D%3D" xlink:type="simple">61304011021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6, C7, C12, C13, C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9, R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5, C16</text:p>
          </table:table-cell>
          <table:table-cell table:style-name="ce2" office:value-type="string" calcext:value-type="string">
            <text:p><text:a xlink:href="https://www.mouser.de/ProductDetail/Taiyo-Yuden/EMK316BJ106MD-T?qs=sGAEpiMZZMs0AnBnWHyRQPSjYu%2Fkbgu820VJwTs%2FCaPliiY%2FH7OUqA%3D%3D" xlink:type="simple">EMK316BJ106MD-T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</text:p>
          </table:table-cell>
          <table:table-cell table:style-name="ce2" office:value-type="string" calcext:value-type="string">
            <text:p><text:a xlink:href="https://www.mouser.de/ProductDetail/Bourns/CR0603-FX-18R0ELF?qs=sGAEpiMZZMvdGkrng054t%252BRNGJdg958Rf7CFzRNbeQU%3D" xlink:type="simple">CR0603-FX-18R0ELF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3, C4, C9, C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1, L2, L3</text:p>
          </table:table-cell>
          <table:table-cell table:style-name="ce2" office:value-type="string" calcext:value-type="string">
            <text:p><text:a xlink:href="https://www.mouser.de/ProductDetail/Murata-Electronics/LQW18ASR33G00D?qs=sGAEpiMZZMsg%252By3WlYCkU2iuTbKTbm6Z3xRKWsjcUG8%3D" xlink:type="simple">LQW18ASR33G00D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0, C11</text:p>
          </table:table-cell>
          <table:table-cell table:style-name="ce2" office:value-type="string" calcext:value-type="string">
            <text:p><text:a xlink:href="https://www.mouser.de/ProductDetail/KEMET/C0603C390J5GAC?qs=sGAEpiMZZMs0AnBnWHyRQFv7x1xn%252BYFd%252BOsbmOxhm4o%3D" xlink:type="simple">C0603C390J5GAC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2, R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, R7, R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4, R5</text:p>
          </table:table-cell>
          <table:table-cell table:style-name="ce2" office:value-type="string" calcext:value-type="string">
            <text:p><text:a xlink:href="https://www.mouser.de/ProductDetail/Yageo/RC0603FR-07620RL?qs=sGAEpiMZZMvdGkrng054t8Tx25L%252BvTaRnWoVxSfn71c%3D" xlink:type="simple">RC0603FR-07620R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 Q2</text:p>
          </table:table-cell>
          <table:table-cell table:style-name="ce2" office:value-type="string" calcext:value-type="string">
            <text:p><text:a xlink:href="https://www.mouser.de/ProductDetail/ON-Semiconductor/BSS123LT1G?qs=sGAEpiMZZMshyDBzk1%2FWizSW%252BwlCH%2FhMYWCTWBfWgg8%3D" xlink:type="simple">BSS123LT1G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1, LED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 OUT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5510</text:p>
          </table:table-cell>
          <table:table-cell office:value-type="string" calcext:value-type="string">
            <text:p>QFN65P400X400X75-17T215N</text:p>
          </table:table-cell>
          <table:table-cell office:value-type="string" calcext:value-type="string">
            <text:p>IC1</text:p>
          </table:table-cell>
          <table:table-cell table:style-name="ce2" office:value-type="string" calcext:value-type="string">
            <text:p><text:a xlink:href="https://www.mouser.de/ProductDetail/Analog-Devices-Linear-Technology/LTC5510IUFPBF?qs=sGAEpiMZZMvi6wO7nhr1L7rJcES41b8eVWYHMrI0GQ8%3D" xlink:type="simple">LTC5510IUF#PBF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BA011082</text:p>
          </table:table-cell>
          <table:table-cell office:value-type="string" calcext:value-type="string">
            <text:p>MACOM_BALUN</text:p>
          </table:table-cell>
          <table:table-cell office:value-type="string" calcext:value-type="string">
            <text:p>T1</text:p>
          </table:table-cell>
          <table:table-cell table:style-name="ce2" office:value-type="string" calcext:value-type="string">
            <text:p><text:a xlink:href="https://www.mouser.de/ProductDetail/MACOM/MABA-011082?qs=sGAEpiMZZMtMMXztyU6kdOGe15j15p2UtBwr9O%2F0idNcbA8MWBUsmg%3D%3D" xlink:type="simple">MABA-011082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LB DUT/RF IN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LB Feed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REG-TS1117CW-5V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2</text:p>
          </table:table-cell>
          <table:table-cell table:style-name="ce2" office:value-type="string" calcext:value-type="string">
            <text:p><text:a xlink:href="https://www.mouser.de/ProductDetail/STMicroelectronics/LD1117S50TR?qs=sGAEpiMZZMsGz1a6aV8DcJLk%2FpJICLlmcHXMqEVmCHw%3D" xlink:type="simple">LD1117S50TR</text:a></text:p>
          </table:table-cell>
        </table:table-row>
        <table:table-row table:style-name="ro1">
          <table:table-cell table:style-name="ce1" office:value-type="string" calcext:value-type="string">
            <text:p>Si5351-Boa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3, C4, C5, C6, C7, C8, C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6/90</text:p>
          </table:table-cell>
          <table:table-cell office:value-type="string" calcext:value-type="string">
            <text:p>1X06/90</text:p>
          </table:table-cell>
          <table:table-cell office:value-type="string" calcext:value-type="string">
            <text:p>JP1</text:p>
          </table:table-cell>
          <table:table-cell table:style-name="ce2" office:value-type="string" calcext:value-type="string">
            <text:p><text:a xlink:href="https://www.mouser.de/ProductDetail/Wurth-Elektronik/61304011021?qs=sGAEpiMZZMs%252BGHln7q6pm%2FFhW%252BtWvhAgFJ4hd68GjFObKGXxJD10lA%3D%3D" xlink:type="simple">61304011021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9, C10, C11, C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3, R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6, C17, C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4, C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K0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K1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K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K3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K4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K5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K6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K7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-128 26MHz</text:p>
          </table:table-cell>
          <table:table-cell table:number-columns-repeated="2" office:value-type="string" calcext:value-type="string">
            <text:p>FA-128</text:p>
          </table:table-cell>
          <table:table-cell office:value-type="string" calcext:value-type="string">
            <text:p>Q1</text:p>
          </table:table-cell>
          <table:table-cell table:style-name="ce2" office:value-type="string" calcext:value-type="string">
            <text:p><text:a xlink:href="https://www.mouser.de/ProductDetail/Epson-Timing/FA-128-260000MF10Z-W5?qs=sGAEpiMZZMve4%2FbfQkoj%252BNNHbHya15RI%252BHfoMP9giuU%3D" xlink:type="simple">FA-128 26.0000MF10Z-W5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IC4</text:p>
          </table:table-cell>
          <table:table-cell table:style-name="ce2" office:value-type="string" calcext:value-type="string">
            <text:p><text:a xlink:href="https://www.mouser.de/ProductDetail/ON-Semiconductor/NCP702SN33T1G?qs=sGAEpiMZZMvrYgwxMvI%2FG%2FOkQPXxkto%2F" xlink:type="simple">NCP702SN33T1G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 IN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IC1</text:p>
          </table:table-cell>
          <table:table-cell table:style-name="ce2" office:value-type="string" calcext:value-type="string">
            <text:p><text:a xlink:href="https://www.mouser.de/ProductDetail/Silicon-Labs/SI5351C-B-GM?qs=sGAEpiMZZMvo8iywG0hSDVwns1Z2S9pYiO7Qy5%2Ft6I8%3D" xlink:type="simple">SI5351C-B-G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2:07:16.473504003</meta:creation-date>
    <meta:generator>LibreOffice/6.0.7.3$Linux_X86_64 LibreOffice_project/00m0$Build-3</meta:generator>
    <dc:date>2020-04-09T12:50:06.864627666</dc:date>
    <meta:editing-duration>PT21M41S</meta:editing-duration>
    <meta:editing-cycles>3</meta:editing-cycles>
    <meta:document-statistic meta:table-count="1" meta:cell-count="496" meta:object-count="0"/>
    <meta:user-defined meta:name="qrichtext">1</meta:user-defined>
  </office:meta>
</office:document-meta>
</file>